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0A100000045EBBA0333419091BD.png" manifest:media-type="image/png"/>
  <manifest:file-entry manifest:full-path="Pictures/10000201000001E9000001FDEF82EE7A1D6354A4.png" manifest:media-type="image/png"/>
  <manifest:file-entry manifest:full-path="Pictures/10000201000002FF0000020DC5C64C49F6304BCD.png" manifest:media-type="image/png"/>
  <manifest:file-entry manifest:full-path="Pictures/1000000000000203000001DC51A0E562D6B3CBAE.jpg" manifest:media-type="image/jpeg"/>
  <manifest:file-entry manifest:full-path="Pictures/10000000000006A2000006A096F47F01135491BF.jpg" manifest:media-type="image/jpeg"/>
  <manifest:file-entry manifest:full-path="Pictures/100002010000060F000004AE27C739175E4CC84F.png" manifest:media-type="image/pn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1770000011C2AC6C88CEA502FFE.png" manifest:media-type="image/png"/>
  <manifest:file-entry manifest:full-path="Pictures/10000000000001500000010B4B76A58049C1FD77.png" manifest:media-type="image/png"/>
  <manifest:file-entry manifest:full-path="Pictures/1000000000000245000003A878AC524A24FF5103.png" manifest:media-type="image/png"/>
  <manifest:file-entry manifest:full-path="Pictures/100000000000019A000000E3F4258F60899FDD9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20.066cm" svg:height="1.889cm" svg:x="6.604cm" svg:y="2.439cm">
          <draw:text-box>
            <text:p text:style-name="P1"><text:span text:style-name="T2">Vídeo 42</text:span><text:span text:style-name="T3">: FPGAs: Memorias IV. Aplicación: Secuencia programable en los LEDs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C5C64C49F6304BCD.png" xlink:type="simple" xlink:show="embed" xlink:actuate="onLoad" loext:mime-type="image/png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0-Nov-05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EBBA0333419091BD.png" xlink:type="simple" xlink:show="embed" xlink:actuate="onLoad" loext:mime-type="image/png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4.453cm" svg:height="1.908cm" svg:x="1.873cm" svg:y="4.827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7" draw:text-style-name="P4" draw:layer="layout" svg:width="6.038cm" svg:height="4.572cm" svg:x="1.094cm" svg:y="4.827cm">
          <draw:image xlink:href="Pictures/10000000000001770000011C2AC6C88CEA502FFE.png" xlink:type="simple" xlink:show="embed" xlink:actuate="onLoad" loext:mime-type="image/png">
            <text:p/>
          </draw:image>
        </draw:frame>
        <draw:frame draw:style-name="gr7" draw:text-style-name="P4" draw:layer="layout" svg:width="6.178cm" svg:height="4.909cm" svg:x="8.047cm" svg:y="4.319cm">
          <draw:image xlink:href="Pictures/10000000000001500000010B4B76A58049C1FD77.png" xlink:type="simple" xlink:show="embed" xlink:actuate="onLoad" loext:mime-type="image/png">
            <text:p/>
          </draw:image>
        </draw:frame>
        <draw:frame draw:style-name="gr7" draw:text-style-name="P4" draw:layer="layout" svg:width="6.604cm" svg:height="3.656cm" svg:x="1.271cm" svg:y="9.907cm">
          <draw:image xlink:href="Pictures/100000000000019A000000E3F4258F60899FDD91.png" xlink:type="simple" xlink:show="embed" xlink:actuate="onLoad" loext:mime-type="image/png">
            <text:p/>
          </draw:image>
        </draw:frame>
        <draw:frame draw:style-name="gr7" draw:text-style-name="P4" draw:layer="layout" svg:width="4.318cm" svg:height="4.495cm" svg:x="9.653cm" svg:y="9.399cm">
          <draw:image xlink:href="Pictures/10000201000001E9000001FDEF82EE7A1D6354A4.png" xlink:type="simple" xlink:show="embed" xlink:actuate="onLoad" loext:mime-type="image/png">
            <text:p/>
          </draw:image>
        </draw:frame>
        <draw:frame draw:style-name="gr7" draw:text-style-name="P4" draw:layer="layout" svg:width="8.052cm" svg:height="12.972cm" svg:x="16.764cm" svg:y="4.826cm">
          <draw:image xlink:href="Pictures/1000000000000245000003A878AC524A24FF5103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0-11-05T11:38:57.382003374</dc:date>
    <meta:editing-duration>P8DT1H33M52S</meta:editing-duration>
    <meta:editing-cycles>567</meta:editing-cycles>
    <meta:generator>LibreOffice/6.4.6.2$Linux_X86_64 LibreOffice_project/40$Build-2</meta:generator>
    <meta:print-date>2017-10-04T10:42:29.653181544</meta:print-date>
    <meta:document-statistic meta:object-count="47"/>
  </office:meta>
</office:document-meta>
</file>